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Price">
            <text:p>Price</text:p>
          </table:table-cell>
          <table:table-cell table:style-name="pd1" office:value-type="string" office:string-value="MarketCap">
            <text:p>MarketCap</text:p>
          </table:table-cell>
          <table:table-cell table:style-name="pd1" office:value-type="string" office:string-value="EPS">
            <text:p>EPS</text:p>
          </table:table-cell>
          <table:table-cell table:style-name="pd1" office:value-type="string" office:string-value="P/E">
            <text:p>P/E</text:p>
          </table:table-cell>
          <table:table-cell table:style-name="pd1" office:value-type="string" office:string-value="P/B">
            <text:p>P/B</text:p>
          </table:table-cell>
          <table:table-cell table:style-name="pd1" office:value-type="string" office:string-value="Symbol">
            <text:p>Symbol</text:p>
          </table:table-cell>
          <table:table-cell table:style-name="pd1" office:value-type="string" office:string-value="Timestamp">
            <text:p>Timestamp</text:p>
          </table:table-cell>
        </table:table-row>
        <table:table-row>
          <table:table-cell office:value-type="float" office:value="52.2">
            <text:p>52.2</text:p>
          </table:table-cell>
          <table:table-cell office:value-type="string" office:string-value="199,595.13">
            <text:p>199,595.13</text:p>
          </table:table-cell>
          <table:table-cell office:value-type="float" office:value="3.1">
            <text:p>3.1</text:p>
          </table:table-cell>
          <table:table-cell office:value-type="float" office:value="16.84">
            <text:p>16.84</text:p>
          </table:table-cell>
          <table:table-cell office:value-type="float" office:value="1.3">
            <text:p>1.3</text:p>
          </table:table-cell>
          <table:table-cell office:value-type="string" office:string-value="VIC">
            <text:p>VIC</text:p>
          </table:table-cell>
          <table:table-cell office:value-type="string" office:string-value="2025-03-16 16:16:30">
            <text:p>2025-03-16 16:16:30</text:p>
          </table:table-cell>
        </table:table-row>
        <table:table-row>
          <table:table-cell office:value-type="float" office:value="66.0">
            <text:p>66.0</text:p>
          </table:table-cell>
          <table:table-cell office:value-type="string" office:string-value="551,475.63">
            <text:p>551,475.63</text:p>
          </table:table-cell>
          <table:table-cell office:value-type="float" office:value="12.42">
            <text:p>12.42</text:p>
          </table:table-cell>
          <table:table-cell office:value-type="float" office:value="5.31">
            <text:p>5.31</text:p>
          </table:table-cell>
          <table:table-cell office:value-type="float" office:value="2.77">
            <text:p>2.77</text:p>
          </table:table-cell>
          <table:table-cell office:value-type="string" office:string-value="VCB">
            <text:p>VCB</text:p>
          </table:table-cell>
          <table:table-cell office:value-type="string" office:string-value="2025-03-16 16:16:37">
            <text:p>2025-03-16 16:16:37</text:p>
          </table:table-cell>
        </table:table-row>
        <table:table-row>
          <table:table-cell office:value-type="float" office:value="62.1">
            <text:p>62.1</text:p>
          </table:table-cell>
          <table:table-cell office:value-type="string" office:string-value="129,786.23">
            <text:p>129,786.23</text:p>
          </table:table-cell>
          <table:table-cell office:value-type="float" office:value="4.33">
            <text:p>4.33</text:p>
          </table:table-cell>
          <table:table-cell office:value-type="float" office:value="14.34">
            <text:p>14.34</text:p>
          </table:table-cell>
          <table:table-cell office:value-type="float" office:value="3.59">
            <text:p>3.59</text:p>
          </table:table-cell>
          <table:table-cell office:value-type="string" office:string-value="VNM">
            <text:p>VNM</text:p>
          </table:table-cell>
          <table:table-cell office:value-type="string" office:string-value="2025-03-16 16:16:45">
            <text:p>2025-03-16 16:16:45</text:p>
          </table:table-cell>
        </table:table-row>
        <table:table-row>
          <table:table-cell office:value-type="float" office:value="16.1">
            <text:p>16.1</text:p>
          </table:table-cell>
          <table:table-cell office:value-type="string" office:string-value="42,535.49">
            <text:p>42,535.49</text:p>
          </table:table-cell>
          <table:table-cell office:value-type="float" office:value="1.91">
            <text:p>1.91</text:p>
          </table:table-cell>
          <table:table-cell office:value-type="float" office:value="8.43">
            <text:p>8.43</text:p>
          </table:table-cell>
          <table:table-cell office:value-type="float" office:value="1.12">
            <text:p>1.12</text:p>
          </table:table-cell>
          <table:table-cell office:value-type="string" office:string-value="TPB">
            <text:p>TPB</text:p>
          </table:table-cell>
          <table:table-cell office:value-type="string" office:string-value="2025-03-16 16:16:51">
            <text:p>2025-03-16 16:16:51</text:p>
          </table:table-cell>
        </table:table-row>
        <table:table-row>
          <table:table-cell office:value-type="float" office:value="42.3">
            <text:p>42.3</text:p>
          </table:table-cell>
          <table:table-cell office:value-type="string" office:string-value="227,150.65">
            <text:p>227,150.65</text:p>
          </table:table-cell>
          <table:table-cell office:value-type="float" office:value="4.86">
            <text:p>4.86</text:p>
          </table:table-cell>
          <table:table-cell office:value-type="float" office:value="8.7">
            <text:p>8.7</text:p>
          </table:table-cell>
          <table:table-cell office:value-type="float" office:value="1.51">
            <text:p>1.51</text:p>
          </table:table-cell>
          <table:table-cell office:value-type="string" office:string-value="CTG">
            <text:p>CTG</text:p>
          </table:table-cell>
          <table:table-cell office:value-type="string" office:string-value="2025-03-16 16:16:59">
            <text:p>2025-03-16 16:16:59</text:p>
          </table:table-cell>
        </table:table-row>
        <table:table-row>
          <table:table-cell office:value-type="float" office:value="17.7">
            <text:p>17.7</text:p>
          </table:table-cell>
          <table:table-cell office:value-type="string" office:string-value="5,301.16">
            <text:p>5,301.16</text:p>
          </table:table-cell>
          <table:table-cell office:value-type="float" office:value="1.53">
            <text:p>1.53</text:p>
          </table:table-cell>
          <table:table-cell office:value-type="float" office:value="11.54">
            <text:p>11.54</text:p>
          </table:table-cell>
          <table:table-cell office:value-type="float" office:value="1.03">
            <text:p>1.03</text:p>
          </table:table-cell>
          <table:table-cell office:value-type="string" office:string-value="VSC">
            <text:p>VSC</text:p>
          </table:table-cell>
          <table:table-cell office:value-type="string" office:string-value="2025-03-16 16:17:06">
            <text:p>2025-03-16 16:17:06</text:p>
          </table:table-cell>
        </table:table-row>
        <table:table-row>
          <table:table-cell office:value-type="float" office:value="100.9">
            <text:p>100.9</text:p>
          </table:table-cell>
          <table:table-cell office:value-type="string" office:string-value="219,654.30">
            <text:p>219,654.30</text:p>
          </table:table-cell>
          <table:table-cell office:value-type="float" office:value="5.31">
            <text:p>5.31</text:p>
          </table:table-cell>
          <table:table-cell office:value-type="float" office:value="19.0">
            <text:p>19.0</text:p>
          </table:table-cell>
          <table:table-cell office:value-type="float" office:value="3.66">
            <text:p>3.66</text:p>
          </table:table-cell>
          <table:table-cell office:value-type="string" office:string-value="ACV">
            <text:p>ACV</text:p>
          </table:table-cell>
          <table:table-cell office:value-type="string" office:string-value="2025-03-16 16:17:13">
            <text:p>2025-03-16 16:17:13</text:p>
          </table:table-cell>
        </table:table-row>
        <table:table-row>
          <table:table-cell office:value-type="float" office:value="73.1">
            <text:p>73.1</text:p>
          </table:table-cell>
          <table:table-cell office:value-type="string" office:string-value="6,936.24">
            <text:p>6,936.24</text:p>
          </table:table-cell>
          <table:table-cell office:value-type="float" office:value="6.66">
            <text:p>6.66</text:p>
          </table:table-cell>
          <table:table-cell office:value-type="float" office:value="10.97">
            <text:p>10.97</text:p>
          </table:table-cell>
          <table:table-cell office:value-type="float" office:value="4.93">
            <text:p>4.93</text:p>
          </table:table-cell>
          <table:table-cell office:value-type="string" office:string-value="SCS">
            <text:p>SCS</text:p>
          </table:table-cell>
          <table:table-cell office:value-type="string" office:string-value="2025-03-16 16:17:20">
            <text:p>2025-03-16 16:17:20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string" office:string-value="11,389.75">
            <text:p>11,389.75</text:p>
          </table:table-cell>
          <table:table-cell office:value-type="float" office:value="2.32">
            <text:p>2.32</text:p>
          </table:table-cell>
          <table:table-cell office:value-type="float" office:value="43.08">
            <text:p>43.08</text:p>
          </table:table-cell>
          <table:table-cell office:value-type="float" office:value="3.81">
            <text:p>3.81</text:p>
          </table:table-cell>
          <table:table-cell office:value-type="string" office:string-value="SJS">
            <text:p>SJS</text:p>
          </table:table-cell>
          <table:table-cell office:value-type="string" office:string-value="2025-03-16 16:18:14">
            <text:p>2025-03-16 16:18:14</text:p>
          </table:table-cell>
        </table:table-row>
        <table:table-row>
          <table:table-cell office:value-type="float" office:value="47.9">
            <text:p>47.9</text:p>
          </table:table-cell>
          <table:table-cell office:value-type="string" office:string-value="196,745.03">
            <text:p>196,745.03</text:p>
          </table:table-cell>
          <table:table-cell office:value-type="float" office:value="7.14">
            <text:p>7.14</text:p>
          </table:table-cell>
          <table:table-cell office:value-type="float" office:value="6.71">
            <text:p>6.71</text:p>
          </table:table-cell>
          <table:table-cell office:value-type="float" office:value="0.89">
            <text:p>0.89</text:p>
          </table:table-cell>
          <table:table-cell office:value-type="string" office:string-value="VHM">
            <text:p>VHM</text:p>
          </table:table-cell>
          <table:table-cell office:value-type="string" office:string-value="2025-03-16 16:19:36">
            <text:p>2025-03-16 16:19:36</text:p>
          </table:table-cell>
        </table:table-row>
        <table:table-row>
          <table:table-cell office:value-type="float" office:value="130.7">
            <text:p>130.7</text:p>
          </table:table-cell>
          <table:table-cell office:value-type="string" office:string-value="192,268.74">
            <text:p>192,268.74</text:p>
          </table:table-cell>
          <table:table-cell office:value-type="float" office:value="5.27">
            <text:p>5.27</text:p>
          </table:table-cell>
          <table:table-cell office:value-type="float" office:value="24.82">
            <text:p>24.82</text:p>
          </table:table-cell>
          <table:table-cell office:value-type="float" office:value="5.36">
            <text:p>5.36</text:p>
          </table:table-cell>
          <table:table-cell office:value-type="string" office:string-value="FPT">
            <text:p>FPT</text:p>
          </table:table-cell>
          <table:table-cell office:value-type="string" office:string-value="2025-03-17 10:41:58">
            <text:p>2025-03-17 10:41:58</text:p>
          </table:table-cell>
        </table:table-row>
        <table:table-row>
          <table:table-cell office:value-type="float" office:value="61.6">
            <text:p>61.6</text:p>
          </table:table-cell>
          <table:table-cell office:value-type="string" office:string-value="90,027.43">
            <text:p>90,027.43</text:p>
          </table:table-cell>
          <table:table-cell office:value-type="float" office:value="2.55">
            <text:p>2.55</text:p>
          </table:table-cell>
          <table:table-cell office:value-type="float" office:value="24.2">
            <text:p>24.2</text:p>
          </table:table-cell>
          <table:table-cell office:value-type="float" office:value="3.2">
            <text:p>3.2</text:p>
          </table:table-cell>
          <table:table-cell office:value-type="string" office:string-value="MWG">
            <text:p>MWG</text:p>
          </table:table-cell>
          <table:table-cell office:value-type="string" office:string-value="2025-03-17 10:42:07">
            <text:p>2025-03-17 10:42:07</text:p>
          </table:table-cell>
        </table:table-row>
        <table:table-row>
          <table:table-cell office:value-type="float" office:value="181.2">
            <text:p>181.2</text:p>
          </table:table-cell>
          <table:table-cell office:value-type="string" office:string-value="24,687.12">
            <text:p>24,687.12</text:p>
          </table:table-cell>
          <table:table-cell office:value-type="float" office:value="1.39">
            <text:p>1.39</text:p>
          </table:table-cell>
          <table:table-cell office:value-type="float" office:value="130.0">
            <text:p>130.0</text:p>
          </table:table-cell>
          <table:table-cell office:value-type="float" office:value="11.65">
            <text:p>11.65</text:p>
          </table:table-cell>
          <table:table-cell office:value-type="string" office:string-value="FRT">
            <text:p>FRT</text:p>
          </table:table-cell>
          <table:table-cell office:value-type="string" office:string-value="2025-03-17 13:34:29">
            <text:p>2025-03-17 13:34:29</text:p>
          </table:table-cell>
        </table:table-row>
        <table:table-row>
          <table:table-cell office:value-type="string" office:string-value="20.95">
            <text:p>20.95</text:p>
          </table:table-cell>
          <table:table-cell office:value-type="string" office:string-value="12,776.40">
            <text:p>12,776.40</text:p>
          </table:table-cell>
          <table:table-cell office:value-type="string" office:string-value="0.17">
            <text:p>0.17</text:p>
          </table:table-cell>
          <table:table-cell office:value-type="string" office:string-value="121.70">
            <text:p>121.70</text:p>
          </table:table-cell>
          <table:table-cell office:value-type="string" office:string-value="1.58">
            <text:p>1.58</text:p>
          </table:table-cell>
          <table:table-cell office:value-type="string" office:string-value="DIG">
            <text:p>DIG</text:p>
          </table:table-cell>
          <table:table-cell office:value-type="string" office:string-value="2025-03-17 13:38:40">
            <text:p>2025-03-17 13:38: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